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89.45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isl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3,C6,C7,C8</text:p>
          </table:table-cell>
          <table:table-cell office:value-type="string" calcext:value-type="string">
            <text:p>SM0603_Capa_libc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<text:a xlink:href="http://www.mouser.fi/Search/ProductDetail.aspx?R=GRM188R61C105KA93Dvirtualkey64800000virtualkey81-GRM39R105K16" xlink:type="simple">http://www.mouser.fi/Search/ProductDetail.aspx?R=GRM188R61C105KA93Dvirtualkey64800000virtualkey81-GRM39R105K16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<text:a xlink:href="http://www.mouser.fi/Search/ProductDetail.aspx?R=06036D106MAT2Avirtualkey58110000virtualkey581-06036D106MAT2A" xlink:type="simple">http://www.mouser.fi/Search/ProductDetail.aspx?R=06036D106MAT2Avirtualkey58110000virtualkey581-06036D106MAT2A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9,C10,C11,C12,C13,C14,C15,C16,C17,C18,C19,C21,C22,C23,C26,C28,C29,C31,C32,C33,C34,C35,C36,C37,C38,C39,C40,C41</text:p>
          </table:table-cell>
          <table:table-cell office:value-type="string" calcext:value-type="string">
            <text:p>SM0603_Capa_libcm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<text:a xlink:href="https://www.mouser.fi/Search/ProductDetail.aspx?R=VJ0603Y104JXJPW1BCvirtualkey61340000virtualkey77-VJ0603Y104JXJPBC" xlink:type="simple">https://www.mouser.fi/Search/ProductDetail.aspx?R=VJ0603Y104JXJPW1BCvirtualkey61340000virtualkey77-VJ0603Y104JXJPBC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SM0603_Capa_libc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<text:a xlink:href="http://www.mouser.fi/Search/ProductDetail.aspx?R=VJ0603Y103KXACW1BCvirtualkey61340000virtualkey77-VJ0603Y103KXACBC" xlink:type="simple">http://www.mouser.fi/Search/ProductDetail.aspx?R=VJ0603Y103KXACW1BCvirtualkey61340000virtualkey77-VJ0603Y103KXACBC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24,C25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<text:a xlink:href="http://www.mouser.fi/ProductDetail/Murata-Electronics/GRM1885C1H220JA01D/?qs=sGAEpiMZZMs0AnBnWHyRQCld5UqfCmT5JO6CWTQ%2FsrQ%3D" xlink:type="simple">http://www.mouser.fi/ProductDetail/Murata-Electronics/GRM1885C1H220JA01D/?qs=sGAEpiMZZMs0AnBnWHyRQCld5UqfCmT5JO6CWTQ%2FsrQ%3D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7,C30</text:p>
          </table:table-cell>
          <table:table-cell office:value-type="string" calcext:value-type="string">
            <text:p>SM0603_Capa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p</text:p>
          </table:table-cell>
          <table:table-cell office:value-type="string" calcext:value-type="string">
            <text:p><text:a xlink:href="http://www.mouser.fi/ProductDetail/AVX/06035A500JAT2A/?qs=sGAEpiMZZMs0AnBnWHyRQKdiqyDPVQdAr1nbH%252bNuFr4%3D" xlink:type="simple">http://www.mouser.fi/ProductDetail/AVX/06035A500JAT2A/?qs=sGAEpiMZZMs0AnBnWHyRQKdiqyDPVQdAr1nbH%252bNuFr4%3d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2x20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2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MA_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_PCLK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MA_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_PCLK_SI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SCART_C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ART-F</text:p>
          </table:table-cell>
          <table:table-cell office:value-type="string" calcext:value-type="string">
            <text:p>CS-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_Header_Straight_1x02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SM0603_Resistor_libcms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500</text:p>
          </table:table-cell>
          <table:table-cell office:value-type="string" calcext:value-type="string">
            <text:p><text:a xlink:href="http://www.mouser.fi/ProductDetail/Yageo/RC0603FR-07499RL/?qs=sGAEpiMZZMu61qfTUdNhG0fejjHH2KXSo%252bCElg0%2FDnU%3D" xlink:type="simple">http://www.mouser.fi/ProductDetail/Yageo/RC0603FR-07499RL/?qs=sGAEpiMZZMu61qfTUdNhG0fejjHH2KXSo%252bCElg0%2fDnU%3d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2,R3,R4,R5,R6,R7,R10,R11,R12,R15,R16,R17,R18,R19,R20,R21,R22,R23,R24,R25,R26,R27,R28,R29,R30,R31,R32,R33,R34,R35,R36</text:p>
          </table:table-cell>
          <table:table-cell office:value-type="string" calcext:value-type="string">
            <text:p>SM0603_Resistor_libcms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2</text:p>
          </table:table-cell>
          <table:table-cell office:value-type="string" calcext:value-type="string">
            <text:p><text:a xlink:href="http://www.mouser.fi/ProductDetail/Panasonic/ERJ-3GEYJ220V/?qs=sGAEpiMZZMu61qfTUdNhGzRxdwze5h8Z0bCtkmp%2F3U4%3D" xlink:type="simple">http://www.mouser.fi/ProductDetail/Panasonic/ERJ-3GEYJ220V/?qs=sGAEpiMZZMu61qfTUdNhGzRxdwze5h8Z0bCtkmp%2f3U4%3d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8,R13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<text:a xlink:href="http://www.mouser.fi/ProductDetail/Yageo/RC0603FR-071KL/?qs=sGAEpiMZZMu61qfTUdNhG5eFuApKbqVdtp%2FRjU41%2FJY%3D" xlink:type="simple">http://www.mouser.fi/ProductDetail/Yageo/RC0603FR-071KL/?qs=sGAEpiMZZMu61qfTUdNhG5eFuApKbqVdtp%2fRjU41%2fJY%3d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9,R14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k</text:p>
          </table:table-cell>
          <table:table-cell office:value-type="string" calcext:value-type="string">
            <text:p><text:a xlink:href="http://www.mouser.fi/ProductDetail/Panasonic/ERJ-3EKF1911V/?qs=sGAEpiMZZMu61qfTUdNhGzRxdwze5h8ZUwobgXdPfh8%3D" xlink:type="simple">http://www.mouser.fi/ProductDetail/Panasonic/ERJ-3EKF1911V/?qs=sGAEpiMZZMu61qfTUdNhGzRxdwze5h8ZUwobgXdPfh8%3d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7,R39,R40</text:p>
          </table:table-cell>
          <table:table-cell office:value-type="string" calcext:value-type="string">
            <text:p>SM0603_Resistor_libc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<text:a xlink:href="http://www.mouser.fi/Search/ProductDetail.aspx?R=RK73H1JTTD2201Fvirtualkey66000000virtualkey660-RK73H1JTTD2201F" xlink:type="simple">http://www.mouser.fi/Search/ProductDetail.aspx?R=RK73H1JTTD2201Fvirtualkey66000000virtualkey660-RK73H1JTTD2201F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38,R45</text:p>
          </table:table-cell>
          <table:table-cell office:value-type="string" calcext:value-type="string">
            <text:p>SM0603_Resistor_libc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<text:a xlink:href="http://www.mouser.fi/Search/ProductDetail.aspx?R=MCT06030C4701FP500virtualkey59430000virtualkey594-MCT06030C4701FP5" xlink:type="simple">http://www.mouser.fi/Search/ProductDetail.aspx?R=MCT06030C4701FP500virtualkey59430000virtualkey594-MCT06030C4701FP5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41,R42,R43,R44</text:p>
          </table:table-cell>
          <table:table-cell office:value-type="string" calcext:value-type="string">
            <text:p>SM0603_Resistor_libcms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75</text:p>
          </table:table-cell>
          <table:table-cell office:value-type="string" calcext:value-type="string">
            <text:p><text:a xlink:href="http://www.mouser.fi/Search/ProductDetail.aspx?R=RG1608P-750-D-T5virtualkey67280000virtualkey754-RG1608P-750DT5" xlink:type="simple">http://www.mouser.fi/Search/ProductDetail.aspx?R=RG1608P-750-D-T5virtualkey67280000virtualkey754-RG1608P-750DT5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7351C</text:p>
          </table:table-cell>
          <table:table-cell office:value-type="string" calcext:value-type="string">
            <text:p><text:a xlink:href="http://www.mouser.fi/ProductDetail/Diodes-Incorporated/AP7361C-33E-13/?qs=sGAEpiMZZMsGz1a6aV8DcK3Ple2JfpeNG2fMxAP9cPY%3D" xlink:type="simple">http://www.mouser.fi/ProductDetail/Diodes-Incorporated/AP7361C-33E-13/?qs=sGAEpiMZZMsGz1a6aV8DcK3Ple2JfpeNG2fMxAP9cPY%3D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033DDC</text:p>
          </table:table-cell>
          <table:table-cell office:value-type="string" calcext:value-type="string">
            <text:p><text:a xlink:href="http://www.mouser.fi/Search/ProductDetail.aspx?R=TLV70033DDCRvirtualkey59500000virtualkey595-TLV70033DDCR" xlink:type="simple">http://www.mouser.fi/Search/ProductDetail.aspx?R=TLV70033DDCRvirtualkey59500000virtualkey595-TLV70033DDCR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703SN18T1G</text:p>
          </table:table-cell>
          <table:table-cell office:value-type="string" calcext:value-type="string">
            <text:p><text:a xlink:href="http://www.mouser.fi/ProductDetail/ON-Semiconductor/NCP703SN18T1G/?qs=%2Fha2pyFadui4KyNBLllPjwAGv4BajpL7l3XGQAxEq2zNbyRAu%2FFWFA%3D%3D" xlink:type="simple">http://www.mouser.fi/ProductDetail/ON-Semiconductor/NCP703SN18T1G/?qs=%2fha2pyFadui4KyNBLllPjwAGv4BajpL7l3XGQAxEq2zNbyRAu%2fFWFA%3d%3d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018</text:p>
          </table:table-cell>
          <table:table-cell office:value-type="string" calcext:value-type="string">
            <text:p><text:a xlink:href="https://www.mouser.fi/Search/ProductDetail.aspx?R=TLV70018DDCTvirtualkey59500000virtualkey595-TLV70018DDCT" xlink:type="simple">https://www.mouser.fi/Search/ProductDetail.aspx?R=TLV70018DDCTvirtualkey59500000virtualkey595-TLV70018DDCT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ECS-3X9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<text:a xlink:href="http://www.mouser.fi/ProductDetail/ECS/ECS-270-18-9X/?qs=sGAEpiMZZMsBj6bBr9Q9aZy59saLb3yqeM7hOU7qSn0" xlink:type="simple">http://www.mouser.fi/ProductDetail/ECS/ECS-270-18-9X/?qs=sGAEpiMZZMsBj6bBr9Q9aZy59saLb3yqeM7hOU7qSn0</text:a>=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QFN-20-1EP_4x4mm_Pitch0.5mm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<text:a xlink:href="http://www.mouser.fi/ProductDetail/Silicon-Labs/SI5351C-B-GM/?qs=sGAEpiMZZMvo8iywG0hSDVwns1Z2S9pYiO7Qy5%2Ft6I8%3D" xlink:type="simple">http://www.mouser.fi/ProductDetail/Silicon-Labs/SI5351C-B-GM/?qs=sGAEpiMZZMvo8iywG0hSDVwns1Z2S9pYiO7Qy5%2ft6I8%3d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QFP-128_ther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51002</text:p>
          </table:table-cell>
          <table:table-cell office:value-type="string" calcext:value-type="string">
            <text:p><text:a xlink:href="https://www.digikey.fi/product-detail/en/intersil/ISL51002CQZ-165/ISL51002CQZ-165-ND/1650598" xlink:type="simple">https://www.digikey.fi/product-detail/en/intersil/ISL51002CQZ-165/ISL51002CQZ-165-ND/1650598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5">00/00/0000</text:date>, <text:time style:data-style-name="N2" text:time-value="18:32:37.696809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5T18:54:13.823903288</dc:date>
    <meta:editing-duration>PT42M9S</meta:editing-duration>
    <meta:editing-cycles>5</meta:editing-cycles>
    <meta:generator>LibreOffice/5.4.1.2.0$Linux_X86_64 LibreOffice_project/40m0$Build-2</meta:generator>
    <meta:document-statistic meta:table-count="1" meta:cell-count="155" meta:object-count="0"/>
  </office:meta>
</office:document-meta>
</file>